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ObjectReplacements/Object 1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14/meta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4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7/meta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9/meta.xml" manifest:media-type="text/xml"/>
  <manifest:file-entry manifest:full-path="Object 19/styles.xml" manifest:media-type="text/xml"/>
  <manifest:file-entry manifest:full-path="Object 19/content.xml" manifest:media-type="text/xml"/>
  <manifest:file-entry manifest:full-path="Object 19/" manifest:media-type="application/vnd.oasis.opendocument.chart"/>
  <manifest:file-entry manifest:full-path="Object 20/meta.xml" manifest:media-type="text/xml"/>
  <manifest:file-entry manifest:full-path="Object 20/styles.xml" manifest:media-type="text/xml"/>
  <manifest:file-entry manifest:full-path="Object 20/content.xml" manifest:media-type="text/xml"/>
  <manifest:file-entry manifest:full-path="Object 20/" manifest:media-type="application/vnd.oasis.opendocument.chart"/>
  <manifest:file-entry manifest:full-path="Object 18/meta.xml" manifest:media-type="text/xml"/>
  <manifest:file-entry manifest:full-path="Object 18/styles.xml" manifest:media-type="text/xml"/>
  <manifest:file-entry manifest:full-path="Object 18/content.xml" manifest:media-type="text/xml"/>
  <manifest:file-entry manifest:full-path="Object 18/" manifest:media-type="application/vnd.oasis.opendocument.chart"/>
  <manifest:file-entry manifest:full-path="manifest.rdf" manifest:media-type="application/rdf+xml"/>
  <manifest:file-entry manifest:full-path="Object 21/meta.xml" manifest:media-type="text/xml"/>
  <manifest:file-entry manifest:full-path="Object 21/styles.xml" manifest:media-type="text/xml"/>
  <manifest:file-entry manifest:full-path="Object 21/content.xml" manifest:media-type="text/xml"/>
  <manifest:file-entry manifest:full-path="Object 21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</style:style>
    <style:style style:name="ce6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00ffff"/>
    </style:style>
    <style:style style:name="ce1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8000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2.8315in" svg:height="2.3614in" svg:x="5.2165in" svg:y="0.0004in">
            <draw:object draw:notify-on-update-of-ranges="Tabelle1.B4:Tabelle1.B10 Tabelle1.E4:Tabelle1.E1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8315in" svg:height="2.3614in" svg:x="5.1378in" svg:y="2.8693in">
            <draw:object draw:notify-on-update-of-ranges="Tabelle1.B4:Tabelle1.B11 Tabelle1.E19:Tabelle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.8315in" svg:height="2.3614in" svg:x="4.7303in" svg:y="5.6787in">
            <draw:object draw:notify-on-update-of-ranges="Tabelle1.B4:Tabelle1.B11 Tabelle1.E37:Tabelle1.E4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2.8315in" svg:height="2.3614in" svg:x="4.872in" svg:y="10.4094in">
            <draw:object draw:notify-on-update-of-ranges="Tabelle1.B4:Tabelle1.B11 Tabelle1.E62:Tabelle1.E6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2.8315in" svg:height="2.3614in" svg:x="4.9551in" svg:y="13.5587in">
            <draw:object draw:notify-on-update-of-ranges="Tabelle1.B4:Tabelle1.B11 Tabelle1.E80:Tabelle1.E8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5" draw:style-name="gr1" draw:text-style-name="P1" svg:width="2.8315in" svg:height="2.3614in" svg:x="4.6933in" svg:y="16.8291in">
            <draw:object draw:notify-on-update-of-ranges="Tabelle1.B4:Tabelle1.B11 Tabelle1.E99:Tabelle1.E105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6" draw:style-name="gr1" draw:text-style-name="P1" svg:width="2.8315in" svg:height="2.3614in" svg:x="5.1008in" svg:y="20.4689in">
            <draw:object draw:notify-on-update-of-ranges="Tabelle1.B4:Tabelle1.B11 Tabelle1.E118:Tabelle1.E124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7" draw:name="MNV P-domain" draw:style-name="gr1" draw:text-style-name="P1" svg:width="3.0272in" svg:height="3.5429in" svg:x="10.3654in" svg:y="43.0228in">
            <draw:object draw:notify-on-update-of-ranges="Tabelle1.E242:Tabelle1.E246 Tabelle1.F241:Tabelle1.F241 Tabelle1.F242:Tabelle1.F246 Tabelle1.F242:Tabelle1.F246 Tabelle1.H241:Tabelle1.H241 Tabelle1.H242:Tabelle1.H246 Tabelle1.H242:Tabelle1.H246 Tabelle1.G241:Tabelle1.G241 Tabelle1.G242:Tabelle1.G246 Tabelle1.G242:Tabelle1.G246 Tabelle1.K241:Tabelle1.K241 Tabelle1.K242:Tabelle1.K246 Tabelle1.K242:Tabelle1.K246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8" draw:style-name="gr1" draw:text-style-name="P1" svg:width="2.8315in" svg:height="2.3614in" svg:x="5.2409in" svg:y="23.4394in">
            <draw:object draw:notify-on-update-of-ranges="Tabelle1.B4:Tabelle1.B11 Tabelle1.E134:Tabelle1.E140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9" draw:name="MNV P-domain_0" draw:style-name="gr1" draw:text-style-name="P1" svg:width="3.0272in" svg:height="3.5429in" svg:x="13.8106in" svg:y="43.013in">
            <draw:object draw:notify-on-update-of-ranges="Tabelle1.E243:Tabelle1.E246 Tabelle1.F241:Tabelle1.F241 Tabelle1.F249:Tabelle1.F253 Tabelle1.H241:Tabelle1.H241 Tabelle1.H249:Tabelle1.H253 Tabelle1.G241:Tabelle1.G241 Tabelle1.G249:Tabelle1.G253 Tabelle1.K241:Tabelle1.K241 Tabelle1.K249:Tabelle1.K253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  <draw:frame draw:z-index="10" draw:style-name="gr1" draw:text-style-name="P1" svg:width="2.8315in" svg:height="2.3614in" svg:x="5.0705in" svg:y="27.0197in">
            <draw:object draw:notify-on-update-of-ranges="Tabelle1.B4:Tabelle1.B11 Tabelle1.E156:Tabelle1.E162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1" draw:name="MNV P-domain_1" draw:style-name="gr1" draw:text-style-name="P1" svg:width="3.0272in" svg:height="3.5429in" svg:x="17.1398in" svg:y="42.9764in">
            <draw:object draw:notify-on-update-of-ranges="Tabelle1.E257:Tabelle1.E261 Tabelle1.F241:Tabelle1.F241 Tabelle1.F257:Tabelle1.F261 Tabelle1.H241:Tabelle1.H241 Tabelle1.H257:Tabelle1.H261 Tabelle1.G241:Tabelle1.G241 Tabelle1.G257:Tabelle1.G261 Tabelle1.K241:Tabelle1.K241 Tabelle1.K257:Tabelle1.K261" xlink:href="./Object 17" xlink:type="simple" xlink:show="embed" xlink:actuate="onLoad">
              <loext:p/>
            </draw:object>
            <draw:image xlink:href="./ObjectReplacements/Object 17" xlink:type="simple" xlink:show="embed" xlink:actuate="onLoad"/>
          </draw:frame>
          <draw:frame draw:z-index="12" draw:style-name="gr1" draw:text-style-name="P1" svg:width="2.8315in" svg:height="2.3614in" svg:x="5.2618in" svg:y="29.7295in">
            <draw:object draw:notify-on-update-of-ranges="Tabelle1.B4:Tabelle1.B11 Tabelle1.E170:Tabelle1.E176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3" draw:style-name="gr1" draw:text-style-name="P1" svg:width="3.226in" svg:height="3.5429in" svg:x="27.9811in" svg:y="34.5295in">
            <draw:object draw:notify-on-update-of-ranges="Tabelle1.H228:Tabelle1.H230 Tabelle1.I227:Tabelle1.I227 Tabelle1.I228:Tabelle1.I230 Tabelle1.K227:Tabelle1.K227 Tabelle1.K228:Tabelle1.K230 Tabelle1.J227:Tabelle1.J227 Tabelle1.J228:Tabelle1.J230 Tabelle1.N227:Tabelle1.N227 Tabelle1.N228:Tabelle1.N230" xlink:href="./Object 19" xlink:type="simple" xlink:show="embed" xlink:actuate="onLoad">
              <loext:p/>
            </draw:object>
            <draw:image xlink:href="./ObjectReplacements/Object 19" xlink:type="simple" xlink:show="embed" xlink:actuate="onLoad"/>
          </draw:frame>
          <draw:frame draw:z-index="14" draw:style-name="gr1" draw:text-style-name="P1" svg:width="6.302in" svg:height="3.5335in" svg:x="21.9425in" svg:y="34.3634in">
            <draw:object draw:notify-on-update-of-ranges="Tabelle1.H205:Tabelle1.H214 Tabelle1.I204:Tabelle1.I204 Tabelle1.I205:Tabelle1.I214 Tabelle1.K204:Tabelle1.K204 Tabelle1.K205:Tabelle1.K214 Tabelle1.J204:Tabelle1.J204 Tabelle1.J205:Tabelle1.J214 Tabelle1.N204:Tabelle1.N204 Tabelle1.N205:Tabelle1.N214" xlink:href="./Object 20" xlink:type="simple" xlink:show="embed" xlink:actuate="onLoad">
              <loext:p/>
            </draw:object>
            <draw:image xlink:href="./ObjectReplacements/Object 20" xlink:type="simple" xlink:show="embed" xlink:actuate="onLoad"/>
          </draw:frame>
          <draw:frame draw:z-index="15" draw:style-name="gr1" draw:text-style-name="P1" svg:width="6.302in" svg:height="3.5335in" svg:x="21.5252in" svg:y="38.324in">
            <draw:object draw:notify-on-update-of-ranges="Tabelle1.H205:Tabelle1.H214 Tabelle1.I204:Tabelle1.I204 Tabelle1.I205:Tabelle1.I214 Tabelle1.K204:Tabelle1.K204 Tabelle1.K205:Tabelle1.K214 Tabelle1.J204:Tabelle1.J204 Tabelle1.J205:Tabelle1.J214 Tabelle1.N204:Tabelle1.N204 Tabelle1.N205:Tabelle1.N214" xlink:href="./Object 18" xlink:type="simple" xlink:show="embed" xlink:actuate="onLoad">
              <loext:p/>
            </draw:object>
            <draw:image xlink:href="./ObjectReplacements/Object 18" xlink:type="simple" xlink:show="embed" xlink:actuate="onLoad"/>
          </draw:frame>
          <draw:frame draw:z-index="16" draw:style-name="gr1" draw:text-style-name="P1" svg:width="3.226in" svg:height="3.5429in" svg:x="27.9661in" svg:y="38.2461in">
            <draw:object draw:notify-on-update-of-ranges="Tabelle1.H228:Tabelle1.H230 Tabelle1.I227:Tabelle1.I227 Tabelle1.I228:Tabelle1.I230 Tabelle1.K227:Tabelle1.K227 Tabelle1.K228:Tabelle1.K230 Tabelle1.J227:Tabelle1.J227 Tabelle1.J228:Tabelle1.J230 Tabelle1.N227:Tabelle1.N227 Tabelle1.N228:Tabelle1.N230" xlink:href="./Object 21" xlink:type="simple" xlink:show="embed" xlink:actuate="onLoad">
              <loext:p/>
            </draw:object>
            <draw:image xlink:href="./ObjectReplacements/Object 21" xlink:type="simple" xlink:show="embed" xlink:actuate="onLoad"/>
          </draw:frame>
        </table:shapes>
        <table:table-column table:style-name="co1" table:number-columns-repeated="11" table:default-cell-style-name="Default"/>
        <table:table-column table:style-name="co1" table:number-columns-repeated="5" table:default-cell-style-name="ce5"/>
        <table:table-column table:style-name="co1" table:number-columns-repeated="21" table:default-cell-style-name="Default"/>
        <table:table-row table:style-name="ro1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2"/>
          <table:table-cell>
            <draw:frame draw:z-index="18" draw:style-name="gr1" draw:text-style-name="P1" svg:width="2.8315in" svg:height="2.3614in" svg:x="0.4898in" svg:y="0.0638in">
              <draw:object draw:notify-on-update-of-ranges="Tabelle1.B4:Tabelle1.B10 Tabelle1.R4:Tabelle1.R10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6"/>
          <table:table-cell table:style-name="Default" table:number-columns-repeated="4"/>
          <table:table-cell table:style-name="Default" office:value-type="string" calcext:value-type="string">
            <text:p>perfect match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ratio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huNov P-domain</text:p>
          </table:table-cell>
          <table:table-cell office:value-type="string" calcext:value-type="string">
            <text:p>3 to 7.0 Å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C4]/[.D4]" office:value-type="float" office:value="0.516129032258065" calcext:value-type="float">
            <text:p>0.516129032258065</text:p>
          </table:table-cell>
          <table:table-cell table:number-columns-repeated="6"/>
          <table:table-cell table:style-name="Default" table:number-columns-repeated="2"/>
          <table:table-cell table:style-name="ce11" office:value-type="string" calcext:value-type="string">
            <text:p>HuNoV 0.1 steps size</text:p>
          </table:table-cell>
          <table:table-cell table:style-name="Default" office:value-type="string" calcext:value-type="string">
            <text:p>3 to 7.0 Å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[.P4]/[.Q4]" office:value-type="float" office:value="0.516129032258065" calcext:value-type="float">
            <text:p>0.516129032258065</text:p>
          </table:table-cell>
          <table:table-cell table:number-columns-repeated="19"/>
        </table:table-row>
        <table:table-row table:style-name="ro1">
          <table:table-cell table:style-name="ce6"/>
          <table:table-cell office:value-type="string" calcext:value-type="string">
            <text:p>3 to 7.5 Å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table:formula="of:=[.C5]/[.D5]" office:value-type="float" office:value="0.552631578947369" calcext:value-type="float">
            <text:p>0.552631578947369</text:p>
          </table:table-cell>
          <table:table-cell table:number-columns-repeated="6"/>
          <table:table-cell table:style-name="Default" table:number-columns-repeated="2"/>
          <table:table-cell/>
          <table:table-cell table:style-name="Default" office:value-type="string" calcext:value-type="string">
            <text:p>3 to 7.5 Å</text:p>
          </table:table-cell>
          <table:table-cell table:style-name="Default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formula="of:=[.P5]/[.Q5]" office:value-type="float" office:value="0.277777777777778" calcext:value-type="float">
            <text:p>0.277777777777778</text:p>
          </table:table-cell>
          <table:table-cell table:number-columns-repeated="19"/>
        </table:table-row>
        <table:table-row table:style-name="ro1">
          <table:table-cell table:style-name="ce4"/>
          <table:table-cell office:value-type="string" calcext:value-type="string">
            <text:p>3 to 8.0 Å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C6]/[.D6]" office:value-type="float" office:value="0.484848484848485" calcext:value-type="float">
            <text:p>0.484848484848485</text:p>
          </table:table-cell>
          <table:table-cell table:number-columns-repeated="6"/>
          <table:table-cell table:style-name="Default" table:number-columns-repeated="3"/>
          <table:table-cell table:style-name="Default" office:value-type="string" calcext:value-type="string">
            <text:p>3 to 8.0 Å</text:p>
          </table:table-cell>
          <table:table-cell table:style-name="Default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formula="of:=[.P6]/[.Q6]" office:value-type="float" office:value="0.484848484848485" calcext:value-type="float">
            <text:p>0.484848484848485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3 to 8.5 Å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[.C7]/[.D7]" office:value-type="float" office:value="0.375" calcext:value-type="float">
            <text:p>0.375</text:p>
          </table:table-cell>
          <table:table-cell table:number-columns-repeated="6"/>
          <table:table-cell table:style-name="Default" table:number-columns-repeated="3"/>
          <table:table-cell table:style-name="Default" office:value-type="string" calcext:value-type="string">
            <text:p>3 to 8.5 Å</text:p>
          </table:table-cell>
          <table:table-cell table:style-name="Default"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formula="of:=[.P7]/[.Q7]" office:value-type="float" office:value="0.392857142857143" calcext:value-type="float">
            <text:p>0.392857142857143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3 to 9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C8]/[.D8]" office:value-type="float" office:value="0.627906976744186" calcext:value-type="float">
            <text:p>0.627906976744186</text:p>
          </table:table-cell>
          <table:table-cell table:number-columns-repeated="6"/>
          <table:table-cell table:style-name="Default" table:number-columns-repeated="3"/>
          <table:table-cell table:style-name="Default" office:value-type="string" calcext:value-type="string">
            <text:p>3 to 9.0 Å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1" table:formula="of:=[.P8]/[.Q8]" office:value-type="float" office:value="0.627906976744186" calcext:value-type="float">
            <text:p>0.62790697674418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3 to 9.5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9]/[.D9]" office:value-type="float" office:value="0.627906976744186" calcext:value-type="float">
            <text:p>0.627906976744186</text:p>
          </table:table-cell>
          <table:table-cell table:number-columns-repeated="6"/>
          <table:table-cell table:style-name="Default" table:number-columns-repeated="3"/>
          <table:table-cell table:style-name="Default" office:value-type="string" calcext:value-type="string">
            <text:p>3 to 9.5 Å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5" table:formula="of:=[.P9]/[.Q9]" office:value-type="float" office:value="0.627906976744186" calcext:value-type="float">
            <text:p>0.627906976744186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3 to 10.0 Å</text:p>
          </table:table-cell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6" table:formula="of:=[.C10]/[.D10]" office:value-type="float" office:value="0.627906976744186" calcext:value-type="float">
            <text:p>0.627906976744186</text:p>
          </table:table-cell>
          <table:table-cell table:number-columns-repeated="6"/>
          <table:table-cell table:style-name="Default" table:number-columns-repeated="3"/>
          <table:table-cell table:style-name="Default" office:value-type="string" calcext:value-type="string">
            <text:p>3 to 10.0 Å</text:p>
          </table:table-cell>
          <table:table-cell table:style-name="Default"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table:style-name="ce5" table:formula="of:=[.P10]/[.Q10]" office:value-type="float" office:value="0.627906976744186" calcext:value-type="float">
            <text:p>0.627906976744186</text:p>
          </table:table-cell>
          <table:table-cell table:number-columns-repeated="19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 table:number-rows-repeated="6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style-name="ce2" office:value-type="string" calcext:value-type="string">
            <text:p>LmUGP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115" calcext:value-type="float">
            <text:p>115</text:p>
          </table:table-cell>
          <table:table-cell table:style-name="ce6" table:formula="of:=[.C19]/[.D19]" office:value-type="float" office:value="0.434782608695652" calcext:value-type="float">
            <text:p>0.434782608695652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54" calcext:value-type="float">
            <text:p>54</text:p>
          </table:table-cell>
          <table:table-cell office:value-type="float" office:value="124" calcext:value-type="float">
            <text:p>124</text:p>
          </table:table-cell>
          <table:table-cell table:style-name="ce1" table:formula="of:=[.C20]/[.D20]" office:value-type="float" office:value="0.435483870967742" calcext:value-type="float">
            <text:p>0.435483870967742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style-name="ce6" table:formula="of:=[.C21]/[.D21]" office:value-type="float" office:value="0.403100775193798" calcext:value-type="float">
            <text:p>0.403100775193798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49" calcext:value-type="float">
            <text:p>49</text:p>
          </table:table-cell>
          <table:table-cell office:value-type="float" office:value="129" calcext:value-type="float">
            <text:p>129</text:p>
          </table:table-cell>
          <table:table-cell table:formula="of:=[.C22]/[.D22]" office:value-type="float" office:value="0.37984496124031" calcext:value-type="float">
            <text:p>0.37984496124031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table:formula="of:=[.C23]/[.D23]" office:value-type="float" office:value="0.371212121212121" calcext:value-type="float">
            <text:p>0.371212121212121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table:formula="of:=[.C24]/[.D24]" office:value-type="float" office:value="0.37593984962406" calcext:value-type="float">
            <text:p>0.37593984962406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9" calcext:value-type="float">
            <text:p>49</text:p>
          </table:table-cell>
          <table:table-cell office:value-type="float" office:value="132" calcext:value-type="float">
            <text:p>132</text:p>
          </table:table-cell>
          <table:table-cell table:formula="of:=[.C25]/[.D25]" office:value-type="float" office:value="0.371212121212121" calcext:value-type="float">
            <text:p>0.371212121212121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 table:number-rows-repeated="11"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style-name="ce2" office:value-type="string" calcext:value-type="string">
            <text:p>mnv P-domain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table:formula="of:=[.C37]/[.D37]" office:value-type="float" office:value="0.710526315789474" calcext:value-type="float">
            <text:p>0.710526315789474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 table:style-name="ce6"/>
          <table:table-cell office:value-type="float" office:value="7.5" calcext:value-type="float">
            <text:p>7.5</text:p>
          </table:table-cell>
          <table:table-cell office:value-type="float" office:value="29" calcext:value-type="float">
            <text:p>29</text:p>
          </table:table-cell>
          <table:table-cell office:value-type="float" office:value="41" calcext:value-type="float">
            <text:p>41</text:p>
          </table:table-cell>
          <table:table-cell table:formula="of:=[.C38]/[.D38]" office:value-type="float" office:value="0.707317073170732" calcext:value-type="float">
            <text:p>0.707317073170732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 table:style-name="ce4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1" table:formula="of:=[.C39]/[.D39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table:style-name="ce5" table:formula="of:=[.C40]/[.D40]" office:value-type="float" office:value="0.714285714285714" calcext:value-type="float">
            <text:p>0.714285714285714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1]/[.D41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6" table:formula="of:=[.C42]/[.D42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[.C43]/[.D43]" office:value-type="float" office:value="0.731707317073171" calcext:value-type="float">
            <text:p>0.731707317073171</text:p>
          </table:table-cell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>
          <table:table-cell table:number-columns-repeated="4"/>
          <table:table-cell table:style-name="ce1"/>
          <table:table-cell table:number-columns-repeated="4"/>
          <table:table-cell table:style-name="ce5" table:number-columns-repeated="2"/>
          <table:table-cell table:number-columns-repeated="26"/>
        </table:table-row>
        <table:table-row table:style-name="ro1" table:number-rows-repeated="3">
          <table:table-cell table:number-columns-repeated="9"/>
          <table:table-cell table:style-name="ce5" table:number-columns-repeated="2"/>
          <table:table-cell table:number-columns-repeated="26"/>
        </table:table-row>
        <table:table-row table:style-name="ro1" table:number-rows-repeated="10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 table:number-rows-repeated="3">
          <table:table-cell table:number-columns-repeated="16"/>
          <table:table-cell table:style-name="ce5" table:number-columns-repeated="4"/>
          <table:table-cell table:number-columns-repeated="17"/>
        </table:table-row>
        <table:table-row table:style-name="ro1">
          <table:table-cell table:style-name="ce2" office:value-type="string" calcext:value-type="string">
            <text:p>msg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table:formula="of:=[.C62]/[.D62]" office:value-type="float" office:value="0.306451612903226" calcext:value-type="float">
            <text:p>0.306451612903226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20" calcext:value-type="float">
            <text:p>20</text:p>
          </table:table-cell>
          <table:table-cell office:value-type="float" office:value="56" calcext:value-type="float">
            <text:p>56</text:p>
          </table:table-cell>
          <table:table-cell table:style-name="ce5" table:formula="of:=[.C63]/[.D63]" office:value-type="float" office:value="0.357142857142857" calcext:value-type="float">
            <text:p>0.357142857142857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81" calcext:value-type="float">
            <text:p>81</text:p>
          </table:table-cell>
          <table:table-cell table:formula="of:=[.C64]/[.D64]" office:value-type="float" office:value="0.407407407407407" calcext:value-type="float">
            <text:p>0.407407407407407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  <table:table-cell table:style-name="ce1" table:formula="of:=[.C65]/[.D65]" office:value-type="float" office:value="0.473684210526316" calcext:value-type="float">
            <text:p>0.473684210526316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table:style-name="ce6" table:formula="of:=[.C66]/[.D66]" office:value-type="float" office:value="0.450549450549451" calcext:value-type="float">
            <text:p>0.450549450549451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6" table:formula="of:=[.C67]/[.D67]" office:value-type="float" office:value="0.444444444444444" calcext:value-type="float">
            <text:p>0.444444444444444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table:style-name="ce5" table:formula="of:=[.C68]/[.D68]" office:value-type="float" office:value="0.444444444444444" calcext:value-type="float">
            <text:p>0.444444444444444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 table:number-columns-repeated="16"/>
          <table:table-cell table:style-name="ce5" table:number-columns-repeated="4"/>
          <table:table-cell table:number-columns-repeated="17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 table:number-rows-repeated="9">
          <table:table-cell table:number-columns-repeated="16"/>
          <table:table-cell table:style-name="ce5" table:number-columns-repeated="4"/>
          <table:table-cell table:number-columns-repeated="17"/>
        </table:table-row>
        <table:table-row table:style-name="ro1">
          <table:table-cell table:style-name="ce2" office:value-type="string" calcext:value-type="string">
            <text:p>mbp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C80]/[.D80]" office:value-type="float" office:value="0.0303030303030303" calcext:value-type="float">
            <text:p>0.0303030303030303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1]/[.D81]" office:value-type="float" office:value="0.25" calcext:value-type="float">
            <text:p>0.25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table:formula="of:=[.C82]/[.D82]" office:value-type="float" office:value="0.189189189189189" calcext:value-type="float">
            <text:p>0.189189189189189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83]/[.D83]" office:value-type="float" office:value="0.25" calcext:value-type="float">
            <text:p>0.25</text:p>
          </table:table-cell>
          <table:table-cell table:number-columns-repeated="11"/>
          <table:table-cell table:style-name="ce5" table:number-columns-repeated="4"/>
          <table:table-cell table:number-columns-repeated="1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table:style-name="ce1" table:formula="of:=[.C84]/[.D84]" office:value-type="float" office:value="0.416666666666667" calcext:value-type="float">
            <text:p>0.416666666666667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  <table:table-cell table:style-name="ce6" table:formula="of:=[.C85]/[.D85]" office:value-type="float" office:value="0.41304347826087" calcext:value-type="float">
            <text:p>0.41304347826087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6" table:formula="of:=[.C86]/[.D86]" office:value-type="float" office:value="0.395348837209302" calcext:value-type="float">
            <text:p>0.395348837209302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^</text:p>
          </table:table-cell>
          <table:table-cell/>
          <table:table-cell table:style-name="ce5"/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 table:number-rows-repeated="10">
          <table:table-cell table:number-columns-repeated="16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style-name="ce2" office:value-type="string" calcext:value-type="string">
            <text:p>ATCase_fix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[.C99]/[.D99]" office:value-type="float" office:value="0" calcext:value-type="float">
            <text:p>0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C100]/[.D100]" office:value-type="float" office:value="0.1875" calcext:value-type="float">
            <text:p>0.1875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table:formula="of:=[.C101]/[.D101]" office:value-type="float" office:value="0.19047619047619" calcext:value-type="float">
            <text:p>0.19047619047619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table:style-name="ce5" table:formula="of:=[.C102]/[.D102]" office:value-type="float" office:value="0.277777777777778" calcext:value-type="float">
            <text:p>0.277777777777778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6" table:formula="of:=[.C103]/[.D103]" office:value-type="float" office:value="0.333333333333333" calcext:value-type="float">
            <text:p>0.333333333333333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style-name="ce6" table:formula="of:=[.C104]/[.D104]" office:value-type="float" office:value="0.294117647058824" calcext:value-type="float">
            <text:p>0.294117647058824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style-name="ce1" table:formula="of:=[.C105]/[.D105]" office:value-type="float" office:value="0.380952380952381" calcext:value-type="float">
            <text:p>0.380952380952381</text:p>
          </table:table-cell>
          <table:table-cell table:number-columns-repeated="11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number-columns-repeated="16"/>
          <table:table-cell table:style-name="ce5" table:number-columns-repeated="4"/>
          <table:table-cell table:number-columns-repeated="5"/>
          <table:table-cell table:style-name="ce5" table:number-columns-repeated="12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Default" table:number-columns-repeated="5"/>
          <table:table-cell table:number-columns-repeated="9"/>
          <table:table-cell table:style-name="ce5" table:number-columns-repeated="12"/>
        </table:table-row>
        <table:table-row table:style-name="ro1" table:number-rows-repeated="7">
          <table:table-cell table:number-columns-repeated="11"/>
          <table:table-cell table:style-name="Default" table:number-columns-repeated="5"/>
          <table:table-cell table:number-columns-repeated="9"/>
          <table:table-cell table:style-name="ce5" table:number-columns-repeated="12"/>
        </table:table-row>
        <table:table-row table:style-name="ro1" table:number-rows-repeated="3">
          <table:table-cell table:number-columns-repeated="16"/>
          <table:table-cell table:style-name="ce5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e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table:style-name="ce1" table:formula="of:=[.C118]/[.D118]" office:value-type="float" office:value="0.555555555555556" calcext:value-type="float">
            <text:p>0.555555555555556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style-name="ce6" table:formula="of:=[.C119]/[.D119]" office:value-type="float" office:value="0.514285714285714" calcext:value-type="float">
            <text:p>0.514285714285714</text:p>
          </table:table-cell>
          <table:table-cell office:value-type="string" calcext:value-type="string">
            <text:p>Evtl 7 raus?</text:p>
          </table:table-cell>
          <table:table-cell table:number-columns-repeated="10"/>
          <table:table-cell table:style-name="ce5" table:number-columns-repeated="3"/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53" calcext:value-type="float">
            <text:p>53</text:p>
          </table:table-cell>
          <table:table-cell table:style-name="ce6" table:formula="of:=[.C120]/[.D120]" office:value-type="float" office:value="0.452830188679245" calcext:value-type="float">
            <text:p>0.452830188679245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table:style-name="ce5" table:formula="of:=[.C121]/[.D121]" office:value-type="float" office:value="0.423076923076923" calcext:value-type="float">
            <text:p>0.423076923076923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[.C122]/[.D122]" office:value-type="float" office:value="0.410714285714286" calcext:value-type="float">
            <text:p>0.410714285714286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table:formula="of:=[.C123]/[.D123]" office:value-type="float" office:value="0.392857142857143" calcext:value-type="float">
            <text:p>0.392857142857143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table:formula="of:=[.C124]/[.D124]" office:value-type="float" office:value="0.372881355932203" calcext:value-type="float">
            <text:p>0.372881355932203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 table:number-rows-repeated="9">
          <table:table-cell table:number-columns-repeated="16"/>
          <table:table-cell table:style-name="ce5" table:number-columns-repeated="3"/>
          <table:table-cell table:number-columns-repeated="18"/>
        </table:table-row>
        <table:table-row table:style-name="ro1">
          <table:table-cell table:style-name="ce2" office:value-type="string" calcext:value-type="string">
            <text:p>mrsB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[.C134]/[.D134]" office:value-type="float" office:value="0.428571428571429" calcext:value-type="float">
            <text:p>0.428571428571429</text:p>
          </table:table-cell>
          <table:table-cell/>
          <table:table-cell office:value-type="string" calcext:value-type="string">
            <text:p>P=1 wie vorher</text:p>
          </table:table-cell>
          <table:table-cell table:number-columns-repeated="9"/>
          <table:table-cell table:style-name="ce5" table:number-columns-repeated="3"/>
          <table:table-cell table:number-columns-repeated="18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6" table:formula="of:=[.C135]/[.D135]" office:value-type="float" office:value="0.454545454545455" calcext:value-type="float">
            <text:p>0.454545454545455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formula="of:=[.C136]/[.D136]" office:value-type="float" office:value="0.384615384615385" calcext:value-type="float">
            <text:p>0.384615384615385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[.C137]/[.D137]" office:value-type="float" office:value="0.4" calcext:value-type="float">
            <text:p>0.4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style-name="ce5" table:formula="of:=[.C138]/[.D138]" office:value-type="float" office:value="0.4" calcext:value-type="float">
            <text:p>0.4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1" table:formula="of:=[.C139]/[.D139]" office:value-type="float" office:value="0.466666666666667" calcext:value-type="float">
            <text:p>0.466666666666667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6" table:formula="of:=[.C140]/[.D140]" office:value-type="float" office:value="0.466666666666667" calcext:value-type="float">
            <text:p>0.466666666666667</text:p>
          </table:table-cell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>
          <table:table-cell table:number-columns-repeated="16"/>
          <table:table-cell table:style-name="ce5" table:number-columns-repeated="3"/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5" table:number-columns-repeated="3"/>
          <table:table-cell table:number-columns-repeated="18"/>
        </table:table-row>
        <table:table-row table:style-name="ro1" table:number-rows-repeated="7">
          <table:table-cell table:number-columns-repeated="16"/>
          <table:table-cell table:style-name="ce5" table:number-columns-repeated="3"/>
          <table:table-cell table:number-columns-repeated="18"/>
        </table:table-row>
        <table:table-row table:style-name="ro1" table:number-rows-repeated="6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style-name="ce2" office:value-type="string" calcext:value-type="string">
            <text:p>ubiquiti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" table:formula="of:=[.C156]/[.D156]" office:value-type="float" office:value="0.333333333333333" calcext:value-type="float">
            <text:p>0.333333333333333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7]/[.D157]" office:value-type="float" office:value="0.333333333333333" calcext:value-type="float">
            <text:p>0.333333333333333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6" table:formula="of:=[.C158]/[.D158]" office:value-type="float" office:value="0.333333333333333" calcext:value-type="float">
            <text:p>0.333333333333333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59]/[.D159]" office:value-type="float" office:value="0.272727272727273" calcext:value-type="float">
            <text:p>0.272727272727273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0]/[.D160]" office:value-type="float" office:value="0.272727272727273" calcext:value-type="float">
            <text:p>0.272727272727273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1]/[.D161]" office:value-type="float" office:value="0.272727272727273" calcext:value-type="float">
            <text:p>0.272727272727273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C162]/[.D162]" office:value-type="float" office:value="0.272727272727273" calcext:value-type="float">
            <text:p>0.272727272727273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 table:number-columns-repeated="4"/>
          <table:table-cell table:style-name="ce5"/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 table:number-rows-repeated="5">
          <table:table-cell table:number-columns-repeated="11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 table:style-name="ce2" office:value-type="string" calcext:value-type="string">
            <text:p>a7a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0]/[.D170]" office:value-type="float" office:value="0.0857142857142857" calcext:value-type="float">
            <text:p>0.0857142857142857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 table:style-name="ce4"/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table:formula="of:=[.C171]/[.D171]" office:value-type="float" office:value="0.0857142857142857" calcext:value-type="float">
            <text:p>0.0857142857142857</text:p>
          </table:table-cell>
          <table:table-cell table:number-columns-repeated="6"/>
          <table:table-cell table:style-name="Default" table:number-columns-repeated="5"/>
          <table:table-cell table:number-columns-repeated="6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"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table:formula="of:=[.C172]/[.D172]" office:value-type="float" office:value="0.166666666666667" calcext:value-type="float">
            <text:p>0.166666666666667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8.5" calcext:value-type="float">
            <text:p>8.5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style-name="ce6" table:formula="of:=[.C173]/[.D173]" office:value-type="float" office:value="0.380952380952381" calcext:value-type="float">
            <text:p>0.380952380952381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table:style-name="ce6" table:formula="of:=[.C174]/[.D174]" office:value-type="float" office:value="0.377777777777778" calcext:value-type="float">
            <text:p>0.377777777777778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9.5" calcext:value-type="float">
            <text:p>9.5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style-name="ce5" table:formula="of:=[.C175]/[.D175]" office:value-type="float" office:value="0.358974358974359" calcext:value-type="float">
            <text:p>0.358974358974359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table:style-name="ce1" table:formula="of:=[.C176]/[.D176]" office:value-type="float" office:value="0.395348837209302" calcext:value-type="float">
            <text:p>0.395348837209302</text:p>
          </table:table-cell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table:number-columns-repeated="10"/>
          <table:table-cell table:style-name="ce5"/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table:number-columns-repeated="4"/>
          <table:table-cell table:style-name="ce1"/>
          <table:table-cell table:number-columns-repeated="5"/>
          <table:table-cell table:style-name="ce5"/>
          <table:table-cell table:number-columns-repeated="5"/>
          <table:table-cell table:style-name="ce5"/>
          <table:table-cell table:number-columns-repeated="20"/>
        </table:table-row>
        <table:table-row table:style-name="ro1" table:number-rows-repeated="23">
          <table:table-cell table:number-columns-repeated="10"/>
          <table:table-cell table:style-name="ce5"/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table:number-columns-repeated="9"/>
          <table:table-cell office:value-type="string" calcext:value-type="string">
            <text:p>Keine 4-er cluster</text:p>
          </table:table-cell>
          <table:table-cell table:style-name="ce5"/>
          <table:table-cell table:number-columns-repeated="5"/>
          <table:table-cell table:style-name="ce5"/>
          <table:table-cell table:number-columns-repeated="20"/>
        </table:table-row>
        <table:table-row table:style-name="ro1">
          <table:table-cell table:number-columns-repeated="11"/>
          <table:table-cell table:style-name="Default" table:number-columns-repeated="5"/>
          <table:table-cell office:value-type="string" calcext:value-type="string">
            <text:p>3 cut off merge coomon assignments top3 opt pars</text:p>
          </table:table-cell>
          <table:table-cell table:number-columns-repeated="20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assinable</text:p>
          </table:table-cell>
          <table:table-cell table:style-name="Default" office:value-type="string" calcext:value-type="string">
            <text:p>not assigned</text:p>
          </table:table-cell>
          <table:table-cell table:style-name="Default" table:number-columns-repeated="2"/>
          <table:table-cell office:value-type="string" calcext:value-type="string">
            <text:p>corr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 assigned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Ubiquitin</text:p>
          </table:table-cell>
          <table:table-cell table:formula="of:=[.L205]-[.K205]-[.J205]"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table:formula="of:=[.M205]-[.L205]" office:value-type="float" office:value="5" calcext:value-type="float">
            <text:p>5</text:p>
          </table:table-cell>
          <table:table-cell table:style-name="Default"/>
          <table:table-cell table:style-name="Default" office:value-type="string" calcext:value-type="string">
            <text:p>Ubiquitin</text:p>
          </table:table-cell>
          <table:table-cell table:formula="of:=[.S205]-[.R205]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formula="of:=[.M205]-[.S205]" office:value-type="float" office:value="5" calcext:value-type="float">
            <text:p>5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rsB</text:p>
          </table:table-cell>
          <table:table-cell table:formula="of:=[.L206]-[.K206]-[.J206]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formula="of:=[.M206]-[.L206]" office:value-type="float" office:value="2" calcext:value-type="float">
            <text:p>2</text:p>
          </table:table-cell>
          <table:table-cell table:style-name="Default"/>
          <table:table-cell table:style-name="Default" office:value-type="string" calcext:value-type="string">
            <text:p>MrsB</text:p>
          </table:table-cell>
          <table:table-cell table:formula="of:=[.S206]-[.R206]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table:formula="of:=[.M206]-[.S206]" office:value-type="float" office:value="4" calcext:value-type="float">
            <text:p>4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EIN1</text:p>
          </table:table-cell>
          <table:table-cell table:formula="of:=[.L207]-[.K207]-[.J207]"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table:formula="of:=[.M207]-[.L207]" office:value-type="float" office:value="17" calcext:value-type="float">
            <text:p>17</text:p>
          </table:table-cell>
          <table:table-cell table:style-name="Default"/>
          <table:table-cell table:style-name="Default" office:value-type="string" calcext:value-type="string">
            <text:p>EIN1</text:p>
          </table:table-cell>
          <table:table-cell table:formula="of:=[.S207]-[.R207]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table:formula="of:=[.M207]-[.S207]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atcase_fix</text:p>
          </table:table-cell>
          <table:table-cell table:formula="of:=[.L208]-[.K208]-[.J208]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Default" office:value-type="float" office:value="32" calcext:value-type="float">
            <text:p>32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table:formula="of:=[.M208]-[.L208]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atcase_fix</text:p>
          </table:table-cell>
          <table:table-cell table:formula="of:=[.S208]-[.R208]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M208]-[.S208]"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BP</text:p>
          </table:table-cell>
          <table:table-cell table:formula="of:=[.L209]-[.K209]-[.J209]" office:value-type="float" office:value="47" calcext:value-type="float">
            <text:p>4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table:formula="of:=[.M209]-[.L209]" office:value-type="float" office:value="9" calcext:value-type="float">
            <text:p>9</text:p>
          </table:table-cell>
          <table:table-cell table:style-name="Default"/>
          <table:table-cell table:style-name="Default" office:value-type="string" calcext:value-type="string">
            <text:p>MBP</text:p>
          </table:table-cell>
          <table:table-cell table:formula="of:=[.S209]-[.R209]"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35" calcext:value-type="float">
            <text:p>35</text:p>
          </table:table-cell>
          <table:table-cell table:formula="of:=[.M209]-[.S209]" office:value-type="float" office:value="37" calcext:value-type="float">
            <text:p>37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SG</text:p>
          </table:table-cell>
          <table:table-cell table:formula="of:=[.L210]-[.K210]-[.J210]" office:value-type="float" office:value="79" calcext:value-type="float">
            <text:p>79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table:style-name="Default" office:value-type="float" office:value="109" calcext:value-type="float">
            <text:p>109</text:p>
          </table:table-cell>
          <table:table-cell table:style-name="Default" office:value-type="float" office:value="141" calcext:value-type="float">
            <text:p>141</text:p>
          </table:table-cell>
          <table:table-cell table:style-name="Default" table:formula="of:=[.M210]-[.L210]" office:value-type="float" office:value="32" calcext:value-type="float">
            <text:p>32</text:p>
          </table:table-cell>
          <table:table-cell table:style-name="Default"/>
          <table:table-cell table:style-name="Default" office:value-type="string" calcext:value-type="string">
            <text:p>MSG</text:p>
          </table:table-cell>
          <table:table-cell table:formula="of:=[.S210]-[.R210]"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[.M210]-[.S210]" office:value-type="float" office:value="87" calcext:value-type="float">
            <text:p>87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a7a7</text:p>
          </table:table-cell>
          <table:table-cell table:formula="of:=[.L211]-[.K211]-[.J211]"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53" calcext:value-type="float">
            <text:p>53</text:p>
          </table:table-cell>
          <table:table-cell table:style-name="Default" table:formula="of:=[.M211]-[.L211]" office:value-type="float" office:value="8" calcext:value-type="float">
            <text:p>8</text:p>
          </table:table-cell>
          <table:table-cell table:style-name="Default"/>
          <table:table-cell table:style-name="Default" office:value-type="string" calcext:value-type="string">
            <text:p>A7a7_8_5</text:p>
          </table:table-cell>
          <table:table-cell table:formula="of:=[.S211]-[.R211]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M211]-[.S211]" office:value-type="float" office:value="32" calcext:value-type="float">
            <text:p>32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HuNoV P-domain</text:p>
          </table:table-cell>
          <table:table-cell table:formula="of:=[.L212]-[.K212]-[.J212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table:formula="of:=[.M212]-[.L212]" office:value-type="float" office:value="18" calcext:value-type="float">
            <text:p>18</text:p>
          </table:table-cell>
          <table:table-cell table:style-name="Default"/>
          <table:table-cell table:style-name="Default" office:value-type="string" calcext:value-type="string">
            <text:p>HuNoV P-domain</text:p>
          </table:table-cell>
          <table:table-cell table:formula="of:=[.S212]-[.R212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6" calcext:value-type="float">
            <text:p>36</text:p>
          </table:table-cell>
          <table:table-cell table:formula="of:=[.M212]-[.S212]" office:value-type="float" office:value="30" calcext:value-type="float">
            <text:p>30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MNV P-domain</text:p>
          </table:table-cell>
          <table:table-cell table:formula="of:=[.L213]-[.K213]-[.J213]"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table:formula="of:=[.M213]-[.L213]" office:value-type="float" office:value="26" calcext:value-type="float">
            <text:p>26</text:p>
          </table:table-cell>
          <table:table-cell table:style-name="Default"/>
          <table:table-cell table:style-name="Default" office:value-type="string" calcext:value-type="string">
            <text:p>MNV P-domain</text:p>
          </table:table-cell>
          <table:table-cell table:formula="of:=[.S213]-[.R213]"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formula="of:=[.M213]-[.S213]" office:value-type="float" office:value="34" calcext:value-type="float">
            <text:p>34</text:p>
          </table:table-cell>
          <table:table-cell table:number-columns-repeated="17"/>
        </table:table-row>
        <table:table-row table:style-name="ro1">
          <table:table-cell table:number-columns-repeated="6"/>
          <table:table-cell table:style-name="ce4"/>
          <table:table-cell office:value-type="string" calcext:value-type="string">
            <text:p>LmUGP</text:p>
          </table:table-cell>
          <table:table-cell table:formula="of:=[.L214]-[.K214]-[.J214]" office:value-type="float" office:value="111" calcext:value-type="float">
            <text:p>111</text:p>
          </table:table-cell>
          <table:table-cell table:formula="of:=17-9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table:formula="of:=[.M214]-[.L214]" office:value-type="float" office:value="30" calcext:value-type="float">
            <text:p>30</text:p>
          </table:table-cell>
          <table:table-cell table:style-name="Default"/>
          <table:table-cell table:style-name="Default" office:value-type="string" calcext:value-type="string">
            <text:p>LmUGP</text:p>
          </table:table-cell>
          <table:table-cell table:formula="of:=[.S214]-[.R214]"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  <table:table-cell table:formula="of:=[.M214]-[.S214]" office:value-type="float" office:value="76" calcext:value-type="float">
            <text:p>76</text:p>
          </table:table-cell>
          <table:table-cell table:number-columns-repeated="17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4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4"/>
          <table:table-cell table:style-name="Default" table:number-columns-repeated="4"/>
          <table:table-cell table:style-name="Default">
            <draw:frame draw:z-index="17" draw:name="MNV P-domain 1" draw:style-name="gr1" draw:text-style-name="P1" svg:width="3.0244in" svg:height="3.5445in" svg:x="0.0252in" svg:y="0.1402in">
              <draw:object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HuNoV P-domain step size</text:p>
          </table:table-cell>
          <table:table-cell table:number-columns-repeated="3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assignable</text:p>
          </table:table-cell>
          <table:table-cell table:style-name="Default" office:value-type="string" calcext:value-type="string">
            <text:p>not assigned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0.1 Å</text:p>
          </table:table-cell>
          <table:table-cell table:formula="of:=[.L220]-[.K220]-[.J220]"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table:formula="of:=[.M220]-[.L220]" office:value-type="float" office:value="15" calcext:value-type="float">
            <text:p>15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0.2 Å</text:p>
          </table:table-cell>
          <table:table-cell table:formula="of:=[.L221]-[.K221]-[.J221]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table:formula="of:=[.M221]-[.L221]" office:value-type="float" office:value="18" calcext:value-type="float">
            <text:p>18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4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2"/>
          <table:table-cell table:style-name="ce5" table:number-columns-repeated="2"/>
          <table:table-cell/>
          <table:table-cell table:style-name="Default" table:number-columns-repeated="4"/>
          <table:table-cell table:number-columns-repeated="21"/>
        </table:table-row>
        <table:table-row table:style-name="ro1">
          <table:table-cell table:number-columns-repeated="6"/>
          <table:table-cell table:style-name="ce5"/>
          <table:table-cell table:number-columns-repeated="4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alle cluster größer 4 oder mit PCS 9-5A</text:p>
          </table:table-cell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9"/>
          <table:table-cell office:value-type="string" calcext:value-type="string">
            <text:p>mitPCS</text:p>
          </table:table-cell>
          <table:table-cell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8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table:style-name="Default" office:value-type="string" calcext:value-type="string">
            <text:p>total</text:p>
          </table:table-cell>
          <table:table-cell table:style-name="Default" office:value-type="string" calcext:value-type="string">
            <text:p>assinable</text:p>
          </table:table-cell>
          <table:table-cell table:style-name="Default" office:value-type="string" calcext:value-type="string">
            <text:p>not assigned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LmUGP</text:p>
          </table:table-cell>
          <table:table-cell table:formula="of:=[.L228]-[.K228]-[.J228]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table:formula="of:=[.M228]-[.L228]" office:value-type="float" office:value="19" calcext:value-type="float">
            <text:p>19</text:p>
          </table:table-cell>
          <table:table-cell table:style-name="Default" office:value-type="string" calcext:value-type="string">
            <text:p>*-3 bei total weil zB 10145=282 als nicht assigned gewertet wird (da gibt es kein referenz assignment</text:p>
          </table:table-cell>
          <table:table-cell table:style-name="Default"/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MNV P-domain</text:p>
          </table:table-cell>
          <table:table-cell table:formula="of:=[.L229]-[.K229]-[.J229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table:formula="of:=[.M229]-[.L229]" office:value-type="float" office:value="17" calcext:value-type="float">
            <text:p>17</text:p>
          </table:table-cell>
          <table:table-cell table:style-name="Default" table:number-columns-repeated="2"/>
          <table:table-cell table:number-columns-repeated="21"/>
        </table:table-row>
        <table:table-row table:style-name="ro1">
          <table:table-cell table:number-columns-repeated="7"/>
          <table:table-cell office:value-type="string" calcext:value-type="string">
            <text:p>GTB</text:p>
          </table:table-cell>
          <table:table-cell table:formula="of:=[.L230]-[.K230]-[.J230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table:formula="of:=[.M230]-[.L230]" office:value-type="float" office:value="19" calcext:value-type="float">
            <text:p>19</text:p>
          </table:table-cell>
          <table:table-cell table:style-name="Default" table:number-columns-repeated="2"/>
          <table:table-cell table:number-columns-repeated="21"/>
        </table:table-row>
        <table:table-row table:style-name="ro1" table:number-rows-repeated="9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mit PCSs verschidene cut off ranges</text:p>
          </table:table-cell>
          <table:table-cell table:number-columns-repeated="6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MNV</text:p>
          </table:table-cell>
          <table:table-cell office:value-type="string" calcext:value-type="string">
            <text:p>3 to 8 Å</text:p>
          </table:table-cell>
          <table:table-cell table:formula="of:=[.I242]-[.H242]-[.G242]"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table:formula="of:=[.J242]-[.I242]" office:value-type="float" office:value="14" calcext:value-type="float">
            <text:p>14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43]-[.H243]-[.G243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43]-[.I243]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44]-[.H244]-[.G244]"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table:formula="of:=[.J244]-[.I244]" office:value-type="float" office:value="16" calcext:value-type="float">
            <text:p>16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45]-[.H245]-[.G245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45]-[.I245]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46]-[.H246]-[.G246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table:formula="of:=[.J246]-[.I246]" office:value-type="float" office:value="17" calcext:value-type="float">
            <text:p>17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5"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LmUGP</text:p>
          </table:table-cell>
          <table:table-cell office:value-type="string" calcext:value-type="string">
            <text:p>3 to 8 Å</text:p>
          </table:table-cell>
          <table:table-cell table:formula="of:=[.I249]-[.H249]-[.G249]"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162" calcext:value-type="float">
            <text:p>162</text:p>
          </table:table-cell>
          <table:table-cell table:formula="of:=[.J249]-[.I249]" office:value-type="float" office:value="25" calcext:value-type="float">
            <text:p>25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0]-[.H250]-[.G250]"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J250]-[.I250]"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1]-[.H251]-[.G251]"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J251]-[.I251]"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52]-[.H252]-[.G252]"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43" calcext:value-type="float">
            <text:p>143</text:p>
          </table:table-cell>
          <table:table-cell office:value-type="float" office:value="162" calcext:value-type="float">
            <text:p>162</text:p>
          </table:table-cell>
          <table:table-cell table:formula="of:=[.J252]-[.I252]"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53]-[.H253]-[.G253]"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62" calcext:value-type="float">
            <text:p>162</text:p>
          </table:table-cell>
          <table:table-cell table:formula="of:=[.J253]-[.I253]" office:value-type="float" office:value="21" calcext:value-type="float">
            <text:p>21</text:p>
          </table:table-cell>
          <table:table-cell table:style-name="Default" table:number-columns-repeated="5"/>
          <table:table-cell table:number-columns-repeated="21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GTB</text:p>
          </table:table-cell>
          <table:table-cell/>
          <table:table-cell office:value-type="string" calcext:value-type="string">
            <text:p>correct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interchang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assinable</text:p>
          </table:table-cell>
          <table:table-cell office:value-type="string" calcext:value-type="string">
            <text:p>not assigned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8 Å</text:p>
          </table:table-cell>
          <table:table-cell table:formula="of:=[.I257]-[.H257]-[.G257]"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formula="of:=[.J257]-[.I257]" office:value-type="float" office:value="22" calcext:value-type="float">
            <text:p>22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8.5 Å</text:p>
          </table:table-cell>
          <table:table-cell table:formula="of:=[.I258]-[.H258]-[.G25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table:formula="of:=[.J258]-[.I258]" office:value-type="float" office:value="20" calcext:value-type="float">
            <text:p>20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9 Å</text:p>
          </table:table-cell>
          <table:table-cell table:formula="of:=[.I259]-[.H259]-[.G259]"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84" calcext:value-type="float">
            <text:p>84</text:p>
          </table:table-cell>
          <table:table-cell table:formula="of:=[.J259]-[.I259]" office:value-type="float" office:value="23" calcext:value-type="float">
            <text:p>23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9.5 Å</text:p>
          </table:table-cell>
          <table:table-cell table:formula="of:=[.I260]-[.H260]-[.G260]"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formula="of:=[.J260]-[.I260]" office:value-type="float" office:value="19" calcext:value-type="float">
            <text:p>19</text:p>
          </table:table-cell>
          <table:table-cell table:style-name="Default" table:number-columns-repeated="5"/>
          <table:table-cell table:number-columns-repeated="21"/>
        </table:table-row>
        <table:table-row table:style-name="ro1">
          <table:table-cell table:number-columns-repeated="4"/>
          <table:table-cell office:value-type="string" calcext:value-type="string">
            <text:p>3 to 10 Å</text:p>
          </table:table-cell>
          <table:table-cell table:formula="of:=[.I261]-[.H261]-[.G261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formula="of:=[.J261]-[.I261]" office:value-type="float" office:value="18" calcext:value-type="float">
            <text:p>18</text:p>
          </table:table-cell>
          <table:table-cell table:style-name="Default" table:number-columns-repeated="5"/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3-02T08:57:21.623551271</meta:creation-date>
    <meta:generator>LibreOffice/7.4.4.2$Windows_X86_64 LibreOffice_project/85569322deea74ec9134968a29af2df5663baa21</meta:generator>
    <dc:date>2024-02-26T19:08:27.529000000</dc:date>
    <meta:editing-duration>P2DT9H48M14S</meta:editing-duration>
    <meta:editing-cycles>35</meta:editing-cycles>
    <meta:document-statistic meta:table-count="1" meta:cell-count="638" meta:object-count="19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E4:Tabelle1.E10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4:Tabelle1.E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E4:Tabelle1.E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52631578947369">
                <text:p>0.552631578947369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5">
                <text:p>0.37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a7a7 (1yau*)</text:p>
        </chart:title>
        <chart:plot-area chart:style-name="ch3" table:cell-range-address="Tabelle1.B4:Tabelle1.B11 Tabelle1.E170:Tabelle1.E17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70:Tabelle1.E17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857142857142857">
                <text:p>0.0857142857142857</text:p>
                <draw:g>
                  <svg:desc>Tabelle1.E170:Tabelle1.E17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0857142857142857">
                <text:p>0.08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80952380952381">
                <text:p>0.38095238095238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7777777777778">
                <text:p>0.377777777777778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Ubiquitin (1ubq)</text:p>
        </chart:title>
        <chart:plot-area chart:style-name="ch3" table:cell-range-address="Tabelle1.B4:Tabelle1.B11 Tabelle1.E156:Tabelle1.E162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56:Tabelle1.E162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33333333333333">
                <text:p>0.333333333333333</text:p>
                <draw:g>
                  <svg:desc>Tabelle1.E156:Tabelle1.E162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72727272727273">
                <text:p>0.27272727272727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272727272727273">
                <text:p>0.27272727272727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6cm" svg:y="0.255cm" chart:style-name="ch2">
          <text:p>mrsB (3e0o)</text:p>
        </chart:title>
        <chart:plot-area chart:style-name="ch3" table:cell-range-address="Tabelle1.B4:Tabelle1.B11 Tabelle1.E134:Tabelle1.E140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34:Tabelle1.E14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28571428571429">
                <text:p>0.428571428571429</text:p>
                <draw:g>
                  <svg:desc>Tabelle1.E134:Tabelle1.E14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384615384615385">
                <text:p>0.3846153846153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66666666666667">
                <text:p>0.46666666666666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428cm" svg:y="0.255cm" chart:style-name="ch2">
          <text:p>EIN (1eza)</text:p>
        </chart:title>
        <chart:plot-area chart:style-name="ch3" table:cell-range-address="Tabelle1.B4:Tabelle1.B11 Tabelle1.E118:Tabelle1.E124" chart:data-source-has-labels="column" svg:x="0.143cm" svg:y="1.179cm" svg:width="6.907cm" svg:height="4.701cm">
          <chart:coordinate-region svg:x="0.976cm" svg:y="1.419cm" svg:width="6.074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18:Tabelle1.E124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555555555555556">
                <text:p>0.555555555555556</text:p>
                <draw:g>
                  <svg:desc>Tabelle1.E118:Tabelle1.E124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514285714285714">
                <text:p>0.514285714285714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52830188679245">
                <text:p>0.45283018867924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23076923076923">
                <text:p>0.42307692307692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0714285714286">
                <text:p>0.4107142857142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2881355932203">
                <text:p>0.37288135593220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1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2.218cm" svg:y="0.316cm" chart:style-name="ch2">
          <text:p>MNV P-domain</text:p>
        </chart:title>
        <chart:legend chart:legend-position="end" svg:x="4.907cm" svg:y="3.47cm" style:legend-expansion="high" chart:style-name="ch3"/>
        <chart:plot-area chart:style-name="ch4" table:cell-range-address="Tabelle1.E242:Tabelle1.G246 Tabelle1.E241:Tabelle1.G241 Tabelle1.H241:Tabelle1.H246 Tabelle1.K241:Tabelle1.K246" chart:data-source-has-labels="both" svg:x="0.153cm" svg:y="1.301cm" svg:width="4.601cm" svg:height="7.519cm">
          <chart:coordinate-region svg:x="0.792cm" svg:y="1.496cm" svg:width="3.962cm" svg:height="5.712cm"/>
          <chart:axis chart:dimension="x" chart:name="primary-x" chart:style-name="ch5" chartooo:axis-type="auto">
            <chartooo:date-scale/>
            <chart:categories table:cell-range-address="Tabelle1.E242:Tabelle1.E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42:Tabelle1.F246" chart:label-cell-address="Tabelle1.F241:Tabelle1.F241" chart:class="chart:bar">
            <chart:data-point chart:repeated="5"/>
            <loext:propertry-mapping loext:property="BorderColor" loext:cell-range-address="Tabelle1.F242:Tabelle1.F246"/>
          </chart:series>
          <chart:series chart:style-name="ch9" chart:values-cell-range-address="Tabelle1.H242:Tabelle1.H246" chart:label-cell-address="Tabelle1.H241:Tabelle1.H241" chart:class="chart:bar">
            <chart:data-point chart:repeated="5"/>
            <loext:propertry-mapping loext:property="BorderColor" loext:cell-range-address="Tabelle1.H242:Tabelle1.H246"/>
          </chart:series>
          <chart:series chart:style-name="ch10" chart:values-cell-range-address="Tabelle1.G242:Tabelle1.G246" chart:label-cell-address="Tabelle1.G241:Tabelle1.G241" chart:class="chart:bar">
            <chart:data-point chart:repeated="5"/>
            <loext:propertry-mapping loext:property="BorderColor" loext:cell-range-address="Tabelle1.G242:Tabelle1.G246"/>
          </chart:series>
          <chart:series chart:style-name="ch11" chart:values-cell-range-address="Tabelle1.K242:Tabelle1.K246" chart:label-cell-address="Tabelle1.K241:Tabelle1.K241" chart:class="chart:bar">
            <chart:data-point chart:repeated="5"/>
            <loext:propertry-mapping loext:property="BorderColor" loext:cell-range-address="Tabelle1.K242:Tabelle1.K24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Column G</text:p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42:Tabelle1.E246</svg:desc>
                </draw:g>
              </table:table-cell>
              <table:table-cell office:value-type="float" office:value="52">
                <text:p>52</text:p>
                <draw:g>
                  <svg:desc>Tabelle1.F242:Tabelle1.F246</svg:desc>
                </draw:g>
              </table:table-cell>
              <table:table-cell office:value-type="float" office:value="52">
                <text:p>52</text:p>
                <draw:g>
                  <svg:desc>Tabelle1.F242:Tabelle1.F246</svg:desc>
                </draw:g>
              </table:table-cell>
              <table:table-cell office:value-type="float" office:value="1">
                <text:p>1</text:p>
                <draw:g>
                  <svg:desc>Tabelle1.H242:Tabelle1.H246</svg:desc>
                </draw:g>
              </table:table-cell>
              <table:table-cell office:value-type="float" office:value="1">
                <text:p>1</text:p>
                <draw:g>
                  <svg:desc>Tabelle1.H242:Tabelle1.H246</svg:desc>
                </draw:g>
              </table:table-cell>
              <table:table-cell office:value-type="float" office:value="2">
                <text:p>2</text:p>
                <draw:g>
                  <svg:desc>Tabelle1.G242:Tabelle1.G246</svg:desc>
                </draw:g>
              </table:table-cell>
              <table:table-cell office:value-type="float" office:value="2">
                <text:p>2</text:p>
                <draw:g>
                  <svg:desc>Tabelle1.G242:Tabelle1.G246</svg:desc>
                </draw:g>
              </table:table-cell>
              <table:table-cell office:value-type="float" office:value="14">
                <text:p>14</text:p>
                <draw:g>
                  <svg:desc>Tabelle1.K242:Tabelle1.K246</svg:desc>
                </draw:g>
              </table:table-cell>
              <table:table-cell office:value-type="float" office:value="14">
                <text:p>14</text:p>
                <draw:g>
                  <svg:desc>Tabelle1.K242:Tabelle1.K246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48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1 0" chart:style-name="ch1">
        <chart:title svg:x="2.95cm" svg:y="0.316cm" chart:style-name="ch2">
          <text:p>LmUGP</text:p>
        </chart:title>
        <chart:legend chart:legend-position="end" svg:x="4.907cm" svg:y="3.47cm" style:legend-expansion="high" chart:style-name="ch3"/>
        <chart:plot-area chart:style-name="ch4" table:cell-range-address="Tabelle1.E243:Tabelle1.E246 Tabelle1.F241:Tabelle1.H241 Tabelle1.F249:Tabelle1.H253 Tabelle1.K241:Tabelle1.K241 Tabelle1.K249:Tabelle1.K253" chart:data-source-has-labels="both" svg:x="0.153cm" svg:y="1.301cm" svg:width="4.601cm" svg:height="7.519cm">
          <chart:coordinate-region svg:x="1.002cm" svg:y="1.496cm" svg:width="3.752cm" svg:height="5.713cm"/>
          <chart:axis chart:dimension="x" chart:name="primary-x" chart:style-name="ch5" chartooo:axis-type="auto">
            <chartooo:date-scale/>
            <chart:categories table:cell-range-address="Tabelle1.E243:Tabelle1.E24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49:Tabelle1.F253" chart:label-cell-address="Tabelle1.F241:Tabelle1.F241" chart:class="chart:bar">
            <chart:data-point chart:repeated="5"/>
          </chart:series>
          <chart:series chart:style-name="ch9" chart:values-cell-range-address="Tabelle1.H249:Tabelle1.H253" chart:label-cell-address="Tabelle1.H241:Tabelle1.H241" chart:class="chart:bar">
            <chart:data-point chart:repeated="5"/>
          </chart:series>
          <chart:series chart:style-name="ch10" chart:values-cell-range-address="Tabelle1.G249:Tabelle1.G253" chart:label-cell-address="Tabelle1.G241:Tabelle1.G241" chart:class="chart:bar">
            <chart:data-point chart:repeated="5"/>
          </chart:series>
          <chart:series chart:style-name="ch11" chart:values-cell-range-address="Tabelle1.K249:Tabelle1.K253" chart:label-cell-address="Tabelle1.K241:Tabelle1.K24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.5 Å</text:p>
                <draw:g>
                  <svg:desc>Tabelle1.E243:Tabelle1.E246</svg:desc>
                </draw:g>
              </table:table-cell>
              <table:table-cell office:value-type="float" office:value="126">
                <text:p>126</text:p>
                <draw:g>
                  <svg:desc>Tabelle1.F249:Tabelle1.F253</svg:desc>
                </draw:g>
              </table:table-cell>
              <table:table-cell office:value-type="float" office:value="5">
                <text:p>5</text:p>
                <draw:g>
                  <svg:desc>Tabelle1.H249:Tabelle1.H253</svg:desc>
                </draw:g>
              </table:table-cell>
              <table:table-cell office:value-type="float" office:value="6">
                <text:p>6</text:p>
                <draw:g>
                  <svg:desc>Tabelle1.G249:Tabelle1.G253</svg:desc>
                </draw:g>
              </table:table-cell>
              <table:table-cell office:value-type="float" office:value="25">
                <text:p>25</text:p>
                <draw:g>
                  <svg:desc>Tabelle1.K249:Tabelle1.K253</svg:desc>
                </draw:g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130">
                <text:p>130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133">
                <text:p>13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134">
                <text:p>13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/>
              <table:table-cell office:value-type="float" office:value="131">
                <text:p>131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9cm" svg:height="9cm" xlink:href=".." xlink:type="simple" chart:class="chart:bar" chart:column-mapping="0 2 1 3" chart:style-name="ch1">
        <chart:title svg:x="3.294cm" svg:y="0.316cm" chart:style-name="ch2">
          <text:p>GTB</text:p>
        </chart:title>
        <chart:legend chart:legend-position="end" svg:x="4.907cm" svg:y="3.47cm" style:legend-expansion="high" chart:style-name="ch3"/>
        <chart:plot-area chart:style-name="ch4" table:cell-range-address="Tabelle1.E257:Tabelle1.H261 Tabelle1.F241:Tabelle1.H241 Tabelle1.K241:Tabelle1.K241 Tabelle1.K257:Tabelle1.K261" chart:data-source-has-labels="both" svg:x="0.153cm" svg:y="1.301cm" svg:width="4.601cm" svg:height="7.519cm">
          <chart:coordinate-region svg:x="0.792cm" svg:y="1.496cm" svg:width="3.962cm" svg:height="5.713cm"/>
          <chart:axis chart:dimension="x" chart:name="primary-x" chart:style-name="ch5" chartooo:axis-type="auto">
            <chartooo:date-scale/>
            <chart:categories table:cell-range-address="Tabelle1.E257:Tabelle1.E26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Tabelle1.F257:Tabelle1.F261" chart:label-cell-address="Tabelle1.F241:Tabelle1.F241" chart:class="chart:bar">
            <chart:data-point chart:repeated="5"/>
          </chart:series>
          <chart:series chart:style-name="ch9" chart:values-cell-range-address="Tabelle1.H257:Tabelle1.H261" chart:label-cell-address="Tabelle1.H241:Tabelle1.H241" chart:class="chart:bar">
            <chart:data-point chart:repeated="5"/>
          </chart:series>
          <chart:series chart:style-name="ch10" chart:values-cell-range-address="Tabelle1.G257:Tabelle1.G261" chart:label-cell-address="Tabelle1.G241:Tabelle1.G241" chart:class="chart:bar">
            <chart:data-point chart:repeated="5"/>
          </chart:series>
          <chart:series chart:style-name="ch11" chart:values-cell-range-address="Tabelle1.K257:Tabelle1.K261" chart:label-cell-address="Tabelle1.K241:Tabelle1.K241" chart:class="chart:bar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F241:Tabelle1.F241</svg:desc>
                </draw:g>
              </table:table-cell>
              <table:table-cell office:value-type="string">
                <text:p>interchanged</text:p>
                <draw:g>
                  <svg:desc>Tabelle1.H241:Tabelle1.H241</svg:desc>
                </draw:g>
              </table:table-cell>
              <table:table-cell office:value-type="string">
                <text:p>wrong</text:p>
                <draw:g>
                  <svg:desc>Tabelle1.G241:Tabelle1.G241</svg:desc>
                </draw:g>
              </table:table-cell>
              <table:table-cell office:value-type="string">
                <text:p>not assigned</text:p>
                <draw:g>
                  <svg:desc>Tabelle1.K241:Tabelle1.K2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 to 8 Å</text:p>
                <draw:g>
                  <svg:desc>Tabelle1.E257:Tabelle1.E261</svg:desc>
                </draw:g>
              </table:table-cell>
              <table:table-cell office:value-type="float" office:value="57">
                <text:p>57</text:p>
                <draw:g>
                  <svg:desc>Tabelle1.F257:Tabelle1.F261</svg:desc>
                </draw:g>
              </table:table-cell>
              <table:table-cell office:value-type="float" office:value="1">
                <text:p>1</text:p>
                <draw:g>
                  <svg:desc>Tabelle1.H257:Tabelle1.H261</svg:desc>
                </draw:g>
              </table:table-cell>
              <table:table-cell office:value-type="float" office:value="4">
                <text:p>4</text:p>
                <draw:g>
                  <svg:desc>Tabelle1.G257:Tabelle1.G261</svg:desc>
                </draw:g>
              </table:table-cell>
              <table:table-cell office:value-type="float" office:value="22">
                <text:p>22</text:p>
                <draw:g>
                  <svg:desc>Tabelle1.K257:Tabelle1.K261</svg:desc>
                </draw:g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 to 9 Å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 to 10 Å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05:Tabelle1.J214 Tabelle1.H204:Tabelle1.J204 Tabelle1.K204:Tabelle1.K214 Tabelle1.N204:Tabelle1.N214" chart:data-source-has-labels="both" svg:x="0.32cm" svg:y="0.179cm" svg:width="12.585cm" svg:height="8.618cm">
          <chart:coordinate-region svg:x="1.471cm" svg:y="0.374cm" svg:width="11.434cm" svg:height="5.978cm"/>
          <chart:axis chart:dimension="x" chart:name="primary-x" chart:style-name="ch4" chartooo:axis-type="auto">
            <chartooo:date-scale/>
            <chart:categories table:cell-range-address="Tabelle1.H205:Tabelle1.H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05:Tabelle1.I214" chart:label-cell-address="Tabelle1.I204:Tabelle1.I204" chart:class="chart:bar">
            <chart:data-point chart:repeated="10"/>
          </chart:series>
          <chart:series chart:style-name="ch8" chart:values-cell-range-address="Tabelle1.K205:Tabelle1.K214" chart:label-cell-address="Tabelle1.K204:Tabelle1.K204" chart:class="chart:bar">
            <chart:data-point chart:repeated="10"/>
          </chart:series>
          <chart:series chart:style-name="ch9" chart:values-cell-range-address="Tabelle1.J205:Tabelle1.J214" chart:label-cell-address="Tabelle1.J204:Tabelle1.J204" chart:class="chart:bar">
            <chart:data-point chart:repeated="10"/>
          </chart:series>
          <chart:series chart:style-name="ch10" chart:values-cell-range-address="Tabelle1.N205:Tabelle1.N214" chart:label-cell-address="Tabelle1.N204:Tabelle1.N20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04:Tabelle1.I204</svg:desc>
                </draw:g>
              </table:table-cell>
              <table:table-cell office:value-type="string">
                <text:p>interchanged</text:p>
                <draw:g>
                  <svg:desc>Tabelle1.K204:Tabelle1.K204</svg:desc>
                </draw:g>
              </table:table-cell>
              <table:table-cell office:value-type="string">
                <text:p>wrong</text:p>
                <draw:g>
                  <svg:desc>Tabelle1.J204:Tabelle1.J204</svg:desc>
                </draw:g>
              </table:table-cell>
              <table:table-cell office:value-type="string">
                <text:p>not assigned</text:p>
                <draw:g>
                  <svg:desc>Tabelle1.N204:Tabelle1.N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05:Tabelle1.H214</svg:desc>
                </draw:g>
              </table:table-cell>
              <table:table-cell office:value-type="float" office:value="13">
                <text:p>13</text:p>
                <draw:g>
                  <svg:desc>Tabelle1.I205:Tabelle1.I214</svg:desc>
                </draw:g>
              </table:table-cell>
              <table:table-cell office:value-type="float" office:value="0">
                <text:p>0</text:p>
                <draw:g>
                  <svg:desc>Tabelle1.K205:Tabelle1.K214</svg:desc>
                </draw:g>
              </table:table-cell>
              <table:table-cell office:value-type="float" office:value="0">
                <text:p>0</text:p>
                <draw:g>
                  <svg:desc>Tabelle1.J205:Tabelle1.J214</svg:desc>
                </draw:g>
              </table:table-cell>
              <table:table-cell office:value-type="float" office:value="5">
                <text:p>5</text:p>
                <draw:g>
                  <svg:desc>Tabelle1.N205:Tabelle1.N214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tcase_fix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1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19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28:Tabelle1.J230 Tabelle1.H227:Tabelle1.J227 Tabelle1.K227:Tabelle1.K230 Tabelle1.N227:Tabelle1.N230" chart:data-source-has-labels="both" svg:x="0.163cm" svg:y="0.18cm" svg:width="5.086cm" svg:height="8.64cm">
          <chart:coordinate-region svg:x="0.996cm" svg:y="0.375cm" svg:width="4.253cm" svg:height="6.236cm"/>
          <chart:axis chart:dimension="x" chart:name="primary-x" chart:style-name="ch4" chartooo:axis-type="auto">
            <chartooo:date-scale/>
            <chart:categories table:cell-range-address="Tabelle1.H228:Tabelle1.H2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28:Tabelle1.I230" chart:label-cell-address="Tabelle1.I227:Tabelle1.I227" chart:class="chart:bar">
            <chart:data-point chart:repeated="3"/>
          </chart:series>
          <chart:series chart:style-name="ch8" chart:values-cell-range-address="Tabelle1.K228:Tabelle1.K230" chart:label-cell-address="Tabelle1.K227:Tabelle1.K227" chart:class="chart:bar">
            <chart:data-point chart:repeated="3"/>
          </chart:series>
          <chart:series chart:style-name="ch9" chart:values-cell-range-address="Tabelle1.J228:Tabelle1.J230" chart:label-cell-address="Tabelle1.J227:Tabelle1.J227" chart:class="chart:bar">
            <chart:data-point chart:repeated="3"/>
          </chart:series>
          <chart:series chart:style-name="ch10" chart:values-cell-range-address="Tabelle1.N228:Tabelle1.N230" chart:label-cell-address="Tabelle1.N227:Tabelle1.N22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interchanged</text:p>
                <draw:g>
                  <svg:desc>Tabelle1.K227:Tabelle1.K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  <table:table-cell office:value-type="string">
                <text:p>not assigned</text:p>
                <draw:g>
                  <svg:desc>Tabelle1.N227:Tabelle1.N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28:Tabelle1.H230</svg:desc>
                </draw:g>
              </table:table-cell>
              <table:table-cell office:value-type="float" office:value="134">
                <text:p>134</text:p>
                <draw:g>
                  <svg:desc>Tabelle1.I228:Tabelle1.I230</svg:desc>
                </draw:g>
              </table:table-cell>
              <table:table-cell office:value-type="float" office:value="6">
                <text:p>6</text:p>
                <draw:g>
                  <svg:desc>Tabelle1.K228:Tabelle1.K230</svg:desc>
                </draw:g>
              </table:table-cell>
              <table:table-cell office:value-type="float" office:value="3">
                <text:p>3</text:p>
                <draw:g>
                  <svg:desc>Tabelle1.J228:Tabelle1.J230</svg:desc>
                </draw:g>
              </table:table-cell>
              <table:table-cell office:value-type="float" office:value="19">
                <text:p>19</text:p>
                <draw:g>
                  <svg:desc>Tabelle1.N228:Tabelle1.N230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19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916cm" svg:y="0.255cm" chart:style-name="ch2">
          <text:p>LmUGP (4m2a)</text:p>
        </chart:title>
        <chart:plot-area chart:style-name="ch3" table:cell-range-address="Tabelle1.B4:Tabelle1.B11 Tabelle1.E19:Tabelle1.E25" chart:data-source-has-labels="column" svg:x="0.143cm" svg:y="1.179cm" svg:width="6.907cm" svg:height="4.701cm">
          <chart:coordinate-region svg:x="1.205cm" svg:y="1.179cm" svg:width="5.845cm" svg:height="2.95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19:Tabelle1.E2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434782608695652">
                <text:p>0.434782608695652</text:p>
                <draw:g>
                  <svg:desc>Tabelle1.E19:Tabelle1.E2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435483870967742">
                <text:p>0.43548387096774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3100775193798">
                <text:p>0.403100775193798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7984496124031">
                <text:p>0.37984496124031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71212121212121">
                <text:p>0.37121212121212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37593984962406">
                <text:p>0.3759398496240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71212121212121">
                <text:p>0.3712121212121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20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6.008cm" svg:height="8.976cm" xlink:href=".." xlink:type="simple" chart:class="chart:bar" chart:column-mapping="0 2 1 3" chart:style-name="ch1">
        <chart:legend chart:legend-position="end" svg:x="13.225cm" svg:y="3.458cm" style:legend-expansion="high" chart:style-name="ch2"/>
        <chart:plot-area chart:style-name="ch3" table:cell-range-address="Tabelle1.H205:Tabelle1.J214 Tabelle1.H204:Tabelle1.J204 Tabelle1.K204:Tabelle1.K214 Tabelle1.N204:Tabelle1.N214" chart:data-source-has-labels="both" svg:x="0.32cm" svg:y="0.179cm" svg:width="12.585cm" svg:height="8.618cm">
          <chart:coordinate-region svg:x="1.153cm" svg:y="0.374cm" svg:width="11.752cm" svg:height="5.978cm"/>
          <chart:axis chart:dimension="x" chart:name="primary-x" chart:style-name="ch4" chartooo:axis-type="auto">
            <chartooo:date-scale/>
            <chart:categories table:cell-range-address="Tabelle1.H205:Tabelle1.H21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05:Tabelle1.I214" chart:label-cell-address="Tabelle1.I204:Tabelle1.I204" chart:class="chart:bar">
            <chart:data-point chart:repeated="10"/>
          </chart:series>
          <chart:series chart:style-name="ch8" chart:values-cell-range-address="Tabelle1.K205:Tabelle1.K214" chart:label-cell-address="Tabelle1.K204:Tabelle1.K204" chart:class="chart:bar">
            <chart:data-point chart:repeated="10"/>
          </chart:series>
          <chart:series chart:style-name="ch9" chart:values-cell-range-address="Tabelle1.J205:Tabelle1.J214" chart:label-cell-address="Tabelle1.J204:Tabelle1.J204" chart:class="chart:bar">
            <chart:data-point chart:repeated="10"/>
          </chart:series>
          <chart:series chart:style-name="ch10" chart:values-cell-range-address="Tabelle1.N205:Tabelle1.N214" chart:label-cell-address="Tabelle1.N204:Tabelle1.N204" chart:class="chart:bar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04:Tabelle1.I204</svg:desc>
                </draw:g>
              </table:table-cell>
              <table:table-cell office:value-type="string">
                <text:p>interchanged</text:p>
                <draw:g>
                  <svg:desc>Tabelle1.K204:Tabelle1.K204</svg:desc>
                </draw:g>
              </table:table-cell>
              <table:table-cell office:value-type="string">
                <text:p>wrong</text:p>
                <draw:g>
                  <svg:desc>Tabelle1.J204:Tabelle1.J204</svg:desc>
                </draw:g>
              </table:table-cell>
              <table:table-cell office:value-type="string">
                <text:p>not assigned</text:p>
                <draw:g>
                  <svg:desc>Tabelle1.N204:Tabelle1.N20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Ubiquitin</text:p>
                <draw:g>
                  <svg:desc>Tabelle1.H205:Tabelle1.H214</svg:desc>
                </draw:g>
              </table:table-cell>
              <table:table-cell office:value-type="float" office:value="13">
                <text:p>13</text:p>
                <draw:g>
                  <svg:desc>Tabelle1.I205:Tabelle1.I214</svg:desc>
                </draw:g>
              </table:table-cell>
              <table:table-cell office:value-type="float" office:value="0">
                <text:p>0</text:p>
                <draw:g>
                  <svg:desc>Tabelle1.K205:Tabelle1.K214</svg:desc>
                </draw:g>
              </table:table-cell>
              <table:table-cell office:value-type="float" office:value="0">
                <text:p>0</text:p>
                <draw:g>
                  <svg:desc>Tabelle1.J205:Tabelle1.J214</svg:desc>
                </draw:g>
              </table:table-cell>
              <table:table-cell office:value-type="float" office:value="5">
                <text:p>5</text:p>
                <draw:g>
                  <svg:desc>Tabelle1.N205:Tabelle1.N214</svg:desc>
                </draw:g>
              </table:table-cell>
            </table:table-row>
            <table:table-row>
              <table:table-cell office:value-type="string">
                <text:p>MrsB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EIN1</text:p>
              </table:table-cell>
              <table:table-cell office:value-type="float" office:value="54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atcase_fix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MBP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SG</text:p>
              </table:table-cell>
              <table:table-cell office:value-type="float" office:value="79">
                <text:p>79</text:p>
              </table:table-cell>
              <table:table-cell office:value-type="float" office:value="23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a7a7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HuNoV P-domain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LmUGP</text:p>
              </table:table-cell>
              <table:table-cell office:value-type="float" office:value="111">
                <text:p>111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0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010" number:language="en" number:country="GB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8.195cm" svg:height="9cm" xlink:href=".." xlink:type="simple" chart:class="chart:bar" chart:column-mapping="0 2 1 3" chart:style-name="ch1">
        <chart:legend chart:legend-position="end" svg:x="5.412cm" svg:y="3.47cm" style:legend-expansion="high" chart:style-name="ch2"/>
        <chart:plot-area chart:style-name="ch3" table:cell-range-address="Tabelle1.H228:Tabelle1.J230 Tabelle1.H227:Tabelle1.J227 Tabelle1.K227:Tabelle1.K230 Tabelle1.N227:Tabelle1.N230" chart:data-source-has-labels="both" svg:x="0.163cm" svg:y="0.18cm" svg:width="5.086cm" svg:height="8.64cm">
          <chart:coordinate-region svg:x="1.314cm" svg:y="0.375cm" svg:width="3.935cm" svg:height="6.236cm"/>
          <chart:axis chart:dimension="x" chart:name="primary-x" chart:style-name="ch4" chartooo:axis-type="auto">
            <chartooo:date-scale/>
            <chart:categories table:cell-range-address="Tabelle1.H228:Tabelle1.H2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I228:Tabelle1.I230" chart:label-cell-address="Tabelle1.I227:Tabelle1.I227" chart:class="chart:bar">
            <chart:data-point chart:repeated="3"/>
          </chart:series>
          <chart:series chart:style-name="ch8" chart:values-cell-range-address="Tabelle1.K228:Tabelle1.K230" chart:label-cell-address="Tabelle1.K227:Tabelle1.K227" chart:class="chart:bar">
            <chart:data-point chart:repeated="3"/>
          </chart:series>
          <chart:series chart:style-name="ch9" chart:values-cell-range-address="Tabelle1.J228:Tabelle1.J230" chart:label-cell-address="Tabelle1.J227:Tabelle1.J227" chart:class="chart:bar">
            <chart:data-point chart:repeated="3"/>
          </chart:series>
          <chart:series chart:style-name="ch10" chart:values-cell-range-address="Tabelle1.N228:Tabelle1.N230" chart:label-cell-address="Tabelle1.N227:Tabelle1.N227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rrect</text:p>
                <draw:g>
                  <svg:desc>Tabelle1.I227:Tabelle1.I227</svg:desc>
                </draw:g>
              </table:table-cell>
              <table:table-cell office:value-type="string">
                <text:p>interchanged</text:p>
                <draw:g>
                  <svg:desc>Tabelle1.K227:Tabelle1.K227</svg:desc>
                </draw:g>
              </table:table-cell>
              <table:table-cell office:value-type="string">
                <text:p>wrong</text:p>
                <draw:g>
                  <svg:desc>Tabelle1.J227:Tabelle1.J227</svg:desc>
                </draw:g>
              </table:table-cell>
              <table:table-cell office:value-type="string">
                <text:p>not assigned</text:p>
                <draw:g>
                  <svg:desc>Tabelle1.N227:Tabelle1.N2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mUGP</text:p>
                <draw:g>
                  <svg:desc>Tabelle1.H228:Tabelle1.H230</svg:desc>
                </draw:g>
              </table:table-cell>
              <table:table-cell office:value-type="float" office:value="134">
                <text:p>134</text:p>
                <draw:g>
                  <svg:desc>Tabelle1.I228:Tabelle1.I230</svg:desc>
                </draw:g>
              </table:table-cell>
              <table:table-cell office:value-type="float" office:value="6">
                <text:p>6</text:p>
                <draw:g>
                  <svg:desc>Tabelle1.K228:Tabelle1.K230</svg:desc>
                </draw:g>
              </table:table-cell>
              <table:table-cell office:value-type="float" office:value="3">
                <text:p>3</text:p>
                <draw:g>
                  <svg:desc>Tabelle1.J228:Tabelle1.J230</svg:desc>
                </draw:g>
              </table:table-cell>
              <table:table-cell office:value-type="float" office:value="19">
                <text:p>19</text:p>
                <draw:g>
                  <svg:desc>Tabelle1.N228:Tabelle1.N230</svg:desc>
                </draw:g>
              </table:table-cell>
            </table:table-row>
            <table:table-row>
              <table:table-cell office:value-type="string">
                <text:p>MNV P-domain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GTB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2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3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167cm" svg:y="0.255cm" chart:style-name="ch2">
          <text:p>MNV P-domain (6e47*)</text:p>
        </chart:title>
        <chart:plot-area chart:style-name="ch3" table:cell-range-address="Tabelle1.B4:Tabelle1.B11 Tabelle1.E37:Tabelle1.E43" chart:data-source-has-labels="column" svg:x="0.143cm" svg:y="1.179cm" svg:width="6.907cm" svg:height="4.701cm">
          <chart:coordinate-region svg:x="1.205cm" svg:y="1.419cm" svg:width="5.845cm" svg:height="2.712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7:Tabelle1.E43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710526315789474">
                <text:p>0.710526315789474</text:p>
                <draw:g>
                  <svg:desc>Tabelle1.E37:Tabelle1.E43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707317073170732">
                <text:p>0.707317073170732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731707317073171">
                <text:p>0.731707317073171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731707317073171">
                <text:p>0.73170731707317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3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4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87cm" svg:y="0.255cm" chart:style-name="ch2">
          <text:p>MSG (1y8b)</text:p>
        </chart:title>
        <chart:plot-area chart:style-name="ch3" table:cell-range-address="Tabelle1.B4:Tabelle1.B11 Tabelle1.E62:Tabelle1.E68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62:Tabelle1.E68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306451612903226">
                <text:p>0.306451612903226</text:p>
                <draw:g>
                  <svg:desc>Tabelle1.E62:Tabelle1.E68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357142857142857">
                <text:p>0.357142857142857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50549450549451">
                <text:p>0.450549450549451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444444444444444">
                <text:p>0.44444444444444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4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5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81d41a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ff00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7.683cm" svg:height="9.004cm" xlink:href="." xlink:type="simple" chart:class="chart:bar" chart:style-name="ch1">
        <chart:title svg:x="2.038cm" svg:y="0.316cm" chart:style-name="ch2">
          <text:p>huNoV P-domain</text:p>
        </chart:title>
        <chart:legend chart:legend-position="end" svg:x="4.9cm" svg:y="3.472cm" style:legend-expansion="high" chart:style-name="ch3"/>
        <chart:plot-area chart:style-name="ch4" chart:data-source-has-labels="both" svg:x="0.153cm" svg:y="1.301cm" svg:width="4.594cm" svg:height="7.523cm">
          <chart:coordinate-region svg:x="0.792cm" svg:y="1.496cm" svg:width="3.955cm" svg:height="6.217cm"/>
          <chart:axis chart:dimension="x" chart:name="primary-x" chart:style-name="ch5" chartooo:axis-type="auto">
            <chartooo:date-scale/>
            <chart:categories table:cell-range-address="local-table.$A$2:.$A$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C$2:.$C$6" chart:label-cell-address="local-table.$B$1" chart:class="chart:bar">
            <chart:data-point chart:repeated="5"/>
            <loext:propertry-mapping loext:property="BorderColor" loext:cell-range-address="local-table.$B$2:.$B$6"/>
          </chart:series>
          <chart:series chart:style-name="ch9" chart:values-cell-range-address="local-table.$D$2:.$D$6" chart:label-cell-address="local-table.$D$1" chart:class="chart:bar">
            <chart:data-point chart:repeated="5"/>
            <loext:propertry-mapping loext:property="BorderColor" loext:cell-range-address="local-table.$E$2:.$E$6"/>
          </chart:series>
          <chart:series chart:style-name="ch10" chart:values-cell-range-address="local-table.$F$2:.$F$6" chart:label-cell-address="local-table.$F$1" chart:class="chart:bar">
            <chart:data-point chart:repeated="5"/>
            <loext:propertry-mapping loext:property="BorderColor" loext:cell-range-address="local-table.$G$2:.$G$6"/>
          </chart:series>
          <chart:series chart:style-name="ch11" chart:values-cell-range-address="local-table.$H$2:.$H$6" chart:label-cell-address="local-table.$H$1" chart:class="chart:bar">
            <chart:data-point chart:repeated="5"/>
            <loext:propertry-mapping loext:property="BorderColor" loext:cell-range-address="local-table.$I$2:.$I$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Series1</text:p>
              </table:table-cell>
              <table:table-cell office:value-type="string">
                <text:p>interchanged</text:p>
              </table:table-cell>
              <table:table-cell office:value-type="string">
                <text:p>Series4</text:p>
              </table:table-cell>
              <table:table-cell office:value-type="string">
                <text:p>wrong</text:p>
              </table:table-cell>
              <table:table-cell office:value-type="string">
                <text:p>Series6</text:p>
              </table:table-cell>
              <table:table-cell office:value-type="string">
                <text:p>not assigned</text:p>
              </table:table-cell>
              <table:table-cell office:value-type="string">
                <text:p>Series8</text:p>
              </table:table-cell>
            </table:table-row>
          </table:table-header-rows>
          <table:table-rows>
            <table:table-row>
              <table:table-cell office:value-type="string">
                <text:p>0.1 Å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0.2 Å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5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6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2.225cm" svg:y="0.255cm" chart:style-name="ch2">
          <text:p>MBP (1ez9*)</text:p>
        </chart:title>
        <chart:plot-area chart:style-name="ch3" table:cell-range-address="Tabelle1.B4:Tabelle1.B11 Tabelle1.E80:Tabelle1.E86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80:Tabelle1.E86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.0303030303030303">
                <text:p>0.0303030303030303</text:p>
                <draw:g>
                  <svg:desc>Tabelle1.E80:Tabelle1.E86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89189189189189">
                <text:p>0.18918918918918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416666666666667">
                <text:p>0.416666666666667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41304347826087">
                <text:p>0.41304347826087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95348837209302">
                <text:p>0.39534883720930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6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7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0.999cm" svg:y="0.255cm" chart:style-name="ch2">
          <text:p>huNoV P-domain (4x06*)</text:p>
        </chart:title>
        <chart:plot-area chart:style-name="ch3" table:cell-range-address="Tabelle1.B4:Tabelle1.B10 Tabelle1.R4:Tabelle1.R10" chart:data-source-has-labels="column" svg:x="0.143cm" svg:y="1.179cm" svg:width="6.907cm" svg:height="4.701cm">
          <chart:coordinate-region svg:x="0.976cm" svg:y="1.179cm" svg:width="6.074cm" svg:height="2.952cm"/>
          <chart:axis chart:dimension="x" chart:name="primary-x" chart:style-name="ch4" chartooo:axis-type="auto">
            <chartooo:date-scale/>
            <chart:categories table:cell-range-address="Tabelle1.B4:Tabelle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R4:Tabelle1.R10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0</svg:desc>
                </draw:g>
              </table:table-cell>
              <table:table-cell office:value-type="float" office:value="0.516129032258065">
                <text:p>0.516129032258065</text:p>
                <draw:g>
                  <svg:desc>Tabelle1.R4:Tabelle1.R10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484848484848485">
                <text:p>0.484848484848485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392857142857143">
                <text:p>0.392857142857143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627906976744186">
                <text:p>0.627906976744186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627906976744186">
                <text:p>0.62790697674418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7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

<file path=Object 8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text-properties fo:font-size="12pt" style:font-size-asian="10pt" style:font-size-complex="10pt"/>
    </style:style>
    <style:style style:name="ch6" style:family="chart">
      <style:graphic-properties draw:stroke="dash" draw:stroke-dash="Double_20_Dot"/>
    </style:style>
    <style:style style:name="ch7" style:family="chart" style:data-style-name="N0">
      <style:chart-properties chart:link-data-style-to-source="true"/>
      <style:graphic-properties draw:stroke="none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193cm" svg:height="5.999cm" xlink:href=".." xlink:type="simple" chart:class="chart:bar" chart:style-name="ch1">
        <chart:title svg:x="1.89cm" svg:y="0.255cm" chart:style-name="ch2">
          <text:p>ATCase (1d09*)</text:p>
        </chart:title>
        <chart:plot-area chart:style-name="ch3" table:cell-range-address="Tabelle1.B4:Tabelle1.B11 Tabelle1.E99:Tabelle1.E105" chart:data-source-has-labels="column" svg:x="0.143cm" svg:y="1.179cm" svg:width="6.907cm" svg:height="4.701cm">
          <chart:coordinate-region svg:x="0.976cm" svg:y="1.418cm" svg:width="6.074cm" svg:height="2.713cm"/>
          <chart:axis chart:dimension="x" chart:name="primary-x" chart:style-name="ch4" chartooo:axis-type="auto">
            <chartooo:date-scale/>
            <chart:categories table:cell-range-address="Tabelle1.B4:Tabelle1.B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99:Tabelle1.E105" chart:class="chart:bar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3 to 7.0 Å</text:p>
                <draw:g>
                  <svg:desc>Tabelle1.B4:Tabelle1.B11</svg:desc>
                </draw:g>
              </table:table-cell>
              <table:table-cell office:value-type="float" office:value="0">
                <text:p>0</text:p>
                <draw:g>
                  <svg:desc>Tabelle1.E99:Tabelle1.E105</svg:desc>
                </draw:g>
              </table:table-cell>
            </table:table-row>
            <table:table-row>
              <table:table-cell office:value-type="string">
                <text:p>3 to 7.5 Å</text:p>
              </table:table-cell>
              <table:table-cell office:value-type="float" office:value="0.1875">
                <text:p>0.1875</text:p>
              </table:table-cell>
            </table:table-row>
            <table:table-row>
              <table:table-cell office:value-type="string">
                <text:p>3 to 8.0 Å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3 to 8.5 Å</text:p>
              </table:table-cell>
              <table:table-cell office:value-type="float" office:value="0.277777777777778">
                <text:p>0.277777777777778</text:p>
              </table:table-cell>
            </table:table-row>
            <table:table-row>
              <table:table-cell office:value-type="string">
                <text:p>3 to 9.0 Å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3 to 9.5 Å</text:p>
              </table:table-cell>
              <table:table-cell office:value-type="float" office:value="0.294117647058824">
                <text:p>0.294117647058824</text:p>
              </table:table-cell>
            </table:table-row>
            <table:table-row>
              <table:table-cell office:value-type="string">
                <text:p>3 to 10.0 Å</text:p>
              </table:table-cell>
              <table:table-cell office:value-type="float" office:value="0.380952380952381">
                <text:p>0.38095238095238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4.2$Windows_X86_64 LibreOffice_project/85569322deea74ec9134968a29af2df5663baa21</meta:generator>
  </office:meta>
</office:document-meta>
</file>

<file path=Object 8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>
    <draw:stroke-dash draw:name="Double_20_Dot" draw:display-name="Double Dot" draw:style="rect" draw:dots1="1" draw:dots1-length="100%" draw:dots2="1" draw:dots2-length="100%" draw:distance="500%"/>
  </office:styles>
</office:document-styles>
</file>